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Nimbus Mono L1" svg:font-family="'Nimbus Mono L'" style:font-family-generic="modern" style:font-pitch="fixed"/>
    <style:font-face style:name="Nimbus Mono L" svg:font-family="'Nimbus Mono L'" style:font-adornments="Regular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2in" style:rel-column-width="18921*"/>
    </style:style>
    <style:style style:name="Table1.B" style:family="table-column">
      <style:table-column-properties style:column-width="4.9271in" style:rel-column-width="4661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Nimbus Sans L" fo:font-size="8pt" style:font-size-asian="8pt" style:font-size-complex="8pt"/>
    </style:style>
    <style:style style:name="P2" style:family="paragraph" style:parent-style-name="Standard">
      <style:text-properties fo:font-size="26pt" fo:font-weight="bold" style:font-size-asian="22.75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imbus Sans L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imbus Sans L" fo:font-size="26pt" fo:font-weight="bold" style:font-size-asian="22.75pt" style:font-weight-asian="bold" style:font-size-complex="2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imbus Sans L" fo:font-size="18pt" fo:font-weight="bold" style:font-size-asian="15.75pt" style:font-weight-asian="bold" style:font-size-complex="18pt" style:font-weight-complex="bold"/>
    </style:style>
    <style:style style:name="P6" style:family="paragraph" style:parent-style-name="Text_20_body">
      <style:text-properties fo:font-style="italic" style:font-style-asian="italic" style:font-style-complex="italic"/>
    </style:style>
    <style:style style:name="P7" style:family="paragraph" style:parent-style-name="Text_20_body">
      <style:text-properties fo:font-style="normal" style:font-style-asian="normal" style:font-style-complex="normal"/>
    </style:style>
    <style:style style:name="P8" style:family="paragraph" style:parent-style-name="Code_20_Head">
      <style:text-properties style:font-name="Nimbus Mono L1"/>
    </style:style>
    <style:style style:name="P9" style:family="paragraph" style:parent-style-name="Code_20_Head">
      <style:text-properties fo:font-style="normal" style:font-style-asian="normal" style:font-style-complex="normal"/>
    </style:style>
    <style:style style:name="P10" style:family="paragraph" style:parent-style-name="Code_20_Block">
      <style:text-properties style:font-name="Courier 10 Pitch1" fo:font-size="10pt" style:font-size-asian="10pt" style:font-size-complex="10pt"/>
    </style:style>
    <style:style style:name="P11" style:family="paragraph" style:parent-style-name="Code_20_Block">
      <style:text-properties fo:font-style="normal" style:font-style-asian="normal" style:font-style-complex="normal"/>
    </style:style>
    <style:style style:name="P12" style:family="paragraph" style:parent-style-name="Text_20_body" style:list-style-name="L1">
      <style:text-properties fo:font-style="normal" style:font-style-asian="normal" style:font-style-complex="normal"/>
    </style:style>
    <style:style style:name="P13" style:family="paragraph" style:parent-style-name="Text_20_body" style:list-style-name="L6">
      <style:text-properties fo:font-style="normal" style:font-style-asian="normal" style:font-style-complex="normal"/>
    </style:style>
    <style:style style:name="P14" style:family="paragraph" style:parent-style-name="Text_20_body" style:list-style-name="L7">
      <style:text-properties fo:font-style="normal" style:font-style-asian="normal" style:font-style-complex="normal"/>
    </style:style>
    <style:style style:name="P15" style:family="paragraph" style:parent-style-name="Text_20_body" style:list-style-name="L8">
      <style:text-properties fo:font-style="normal" style:font-style-asian="normal" style:font-style-complex="normal"/>
    </style:style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5"/>
    <style:style style:name="P20" style:family="paragraph" style:parent-style-name="Text_20_body" style:list-style-name="L6"/>
    <style:style style:name="P21" style:family="paragraph" style:parent-style-name="Text_20_body" style:list-style-name="L9"/>
    <style:style style:name="P22" style:family="paragraph" style:parent-style-name="Text_20_body" style:list-style-name="L10"/>
    <style:style style:name="P23" style:family="paragraph" style:parent-style-name="Text_20_body" style:list-style-name="L11"/>
    <style:style style:name="P24" style:family="paragraph" style:parent-style-name="Heading_20_1">
      <style:text-properties fo:font-style="normal" style:font-style-asian="normal" style:font-style-complex="normal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text-align="center" style:justify-single-word="false" fo:break-before="page"/>
    </style:style>
    <style:style style:name="P2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How to install openbox in Ubuntu 8.04</text:p>
      <text:p text:style-name="P5">For use on easypeasy 1.5 for the eeePC 900</text:p>
      <text:p text:style-name="P3">By Sam Gleske</text:p>
      <text:h text:style-name="P26" text:outline-level="1">Table of Contents</text:h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7">Table of Contents<text:tab/>2</text:p>
          <text:p text:style-name="P27">Errors Encountered<text:tab/>3</text:p>
          <text:p text:style-name="P27">Fast Install<text:tab/>3</text:p>
          <text:p text:style-name="P27">1. Install openbox<text:tab/>3</text:p>
          <text:p text:style-name="P27">2. Install tint2<text:tab/>4</text:p>
          <text:p text:style-name="P27">3. Autostart Battery and Wireless Utility<text:tab/>5</text:p>
          <text:p text:style-name="P27">4. Set an image as a background in openbox<text:tab/>5</text:p>
          <text:p text:style-name="P27">5. Widgets using adesklets<text:tab/>6</text:p>
          <text:p text:style-name="P28">5.1 Recommended Widgets<text:tab/>6</text:p>
          <text:p text:style-name="P27">6. MacOS X like launch bar<text:tab/>6</text:p>
          <text:p text:style-name="P27">7. Alternate autorun.sh<text:tab/>6</text:p>
          <text:p text:style-name="P27">8. Things to back up<text:tab/>6</text:p>
          <text:p text:style-name="P27">APPENDIX A<text:tab/>7</text:p>
          <text:p text:style-name="P27">APPENDIX B<text:tab/>7</text:p>
          <text:p text:style-name="P27">APPENDIX C<text:tab/>7</text:p>
        </text:index-body>
      </text:table-of-content>
      <text:p text:style-name="Text_20_body"/>
      <text:h text:style-name="P25" text:outline-level="1">Errors Encountered</text:h>
      <text:p text:style-name="Text_20_body">When I updated my repositories and searched for openbox I couldn't find the package. <text:s/>After updating the release I got an authentication error for the jaunty release. <text:s/>I opened synaptic package manager and next to <text:span text:style-name="T2">Download From</text:span><text:span text:style-name="T1"> I changed it from United States to </text:span><text:span text:style-name="T2">Main Server</text:span><text:span text:style-name="T1">. <text:s/>This resolved my issue.</text:span></text:p>
      <text:h text:style-name="P24" text:outline-level="1">Fast Install</text:h>
      <text:p text:style-name="P7">Please note that this section is mostly for me and all of the other sections are for new users. <text:s/>These are programs and games which I use often.</text:p>
      <text:list xml:id="list900260004" text:style-name="L1">
        <text:list-item>
          <text:p text:style-name="P12">Go to the web and download wbar (see wbar section) and google chrome (it's really fast for netbooks)</text:p>
        </text:list-item>
        <text:list-item>
          <text:p text:style-name="P12">See the tint2 section for compiling the latest stable tint2 (version 0.10) from source.</text:p>
        </text:list-item>
        <text:list-item>
          <text:p text:style-name="P12">Run the following command...</text:p>
        </text:list-item>
      </text:list>
      <text:p text:style-name="P9">Command:</text:p>
      <text:p text:style-name="P11">sudo apt-get install openbox openbox-themes openbox-xdgmenu obmenu obconf <text:s/>feh pidgin xlockmore adesklets xmoto wesnoth build-essential vim gimp inkscape xournal audacious gimp-help-en gimp-data-extras</text:p>
      <text:h text:style-name="Heading_20_1" text:outline-level="1">1. Install openbox</text:h>
      <text:list xml:id="list334897605" text:style-name="L2">
        <text:list-item>
          <text:p text:style-name="P16">I installed openbox in Ubuntu and feh for the background.</text:p>
        </text:list-item>
      </text:list>
      <text:p text:style-name="P8">Command:</text:p>
      <text:p text:style-name="P10">sudo apt-get install openbox obmenu obconf openbox-themes openbox-xdgmenu feh xlockmore</text:p>
      <text:list xml:id="list600080263" text:style-name="L3">
        <text:list-item>
          <text:p text:style-name="P17">Make sure you know the command for your browser. <text:s/>Mine is firefox.</text:p>
        </text:list-item>
        <text:list-item>
          <text:p text:style-name="P17">Log out, change the session to "Openbox Session".</text:p>
        </text:list-item>
        <text:list-item>
          <text:p text:style-name="P17">Open the terminal.</text:p>
        </text:list-item>
        <text:list-item>
          <text:p text:style-name="P17">Now move your default openbox configuration to your local user so you can modify it.</text:p>
        </text:list-item>
      </text:list>
      <text:p text:style-name="Code_20_Head">Command:</text:p>
      <text:p text:style-name="Code_20_Block">mkdir $HOME/.config/openbox <text:line-break/>cd $HOME/.config/openbox <text:line-break/>cp /etc/xdg/openbox/*.* .</text:p>
      <text:list xml:id="list2108160349" text:style-name="L4">
        <text:list-item>
          <text:p text:style-name="P18">Right click on your desktop background and click ObConf to configure your menu. <text:s/>If you prefer a text editor then edit ~/.conf/openbox/menu.xml wher ~ is your users home directory.</text:p>
        </text:list-item>
        <text:list-item>
          <text:p text:style-name="P18">Change the web browser command to your web browser. <text:s/>I changed it to firefox. <text:s/>I also added some commands that I commonly use such as... 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Label</text:p>
            </table:table-cell>
            <table:table-cell table:style-name="Table1.B1" office:value-type="string">
              <text:p text:style-name="Table_20_Heading">Execute</text:p>
            </table:table-cell>
          </table:table-row>
        </table:table-header-rows>
        <table:table-row>
          <table:table-cell table:style-name="Table1.A2" office:value-type="string">
            <text:p text:style-name="Table_20_Contents">xkill</text:p>
          </table:table-cell>
          <table:table-cell table:style-name="Table1.B2" office:value-type="string">
            <text:p text:style-name="Table_20_Contents">xkill</text:p>
          </table:table-cell>
        </table:table-row>
        <text:soft-page-break/>
        <table:table-row>
          <table:table-cell table:style-name="Table1.A2" office:value-type="string">
            <text:p text:style-name="Table_20_Contents">Package Manager</text:p>
          </table:table-cell>
          <table:table-cell table:style-name="Table1.B2" office:value-type="string">
            <text:p text:style-name="Table_20_Contents">gksu synaptic</text:p>
          </table:table-cell>
        </table:table-row>
        <table:table-row>
          <table:table-cell table:style-name="Table1.A2" office:value-type="string">
            <text:p text:style-name="Table_20_Contents">File Browser</text:p>
          </table:table-cell>
          <table:table-cell table:style-name="Table1.B2" office:value-type="string">
            <text:p text:style-name="Table_20_Contents">nautilus --no-desktop</text:p>
          </table:table-cell>
        </table:table-row>
      </table:table>
      <text:list xml:id="list1013192701" text:style-name="L5">
        <text:list-item>
          <text:p text:style-name="P19">Add a few Pipemenu's with the following settings.</text:p>
        </text:list-item>
      </text:list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Label</text:p>
            </table:table-cell>
            <table:table-cell table:style-name="Table2.B1" office:value-type="string">
              <text:p text:style-name="Table_20_Heading">Execute</text:p>
            </table:table-cell>
          </table:table-row>
        </table:table-header-rows>
        <table:table-row>
          <table:table-cell table:style-name="Table2.A2" office:value-type="string">
            <text:p text:style-name="Table_20_Contents">Applications</text:p>
          </table:table-cell>
          <table:table-cell table:style-name="Table2.B2" office:value-type="string">
            <text:p text:style-name="Table_20_Contents">/home/sam/.config/scripts/applications-pipe.sh</text:p>
          </table:table-cell>
        </table:table-row>
        <table:table-row>
          <table:table-cell table:style-name="Table2.A2" office:value-type="string">
            <text:p text:style-name="Table_20_Contents">Settings</text:p>
          </table:table-cell>
          <table:table-cell table:style-name="Table2.B2" office:value-type="string">
            <text:p text:style-name="Table_20_Contents">openbox-xdgmenu /etc/xdg/menus/settings.menu</text:p>
          </table:table-cell>
        </table:table-row>
      </table:table>
      <text:p text:style-name="P6">NOTE: See APPENDIX A of this document for the source code to applications-pipe.sh<text:span text:style-name="T1">.</text:span></text:p>
      <text:h text:style-name="P24" text:outline-level="1">2. Install tint2</text:h>
      <text:p text:style-name="P7">Notice that there is no task bar with Openbox. <text:s/>You must add that functionality yourself. <text:s/>I really like tint2 which is designed just for that. <text:s/>Now you can add a task bar from the ubuntu repositories with the following command. <text:s/>I do not recommend this method because for this software it's best to get the latest version.</text:p>
      <text:p text:style-name="P9">Command:</text:p>
      <text:p text:style-name="P11">sudo apt-get install tint2</text:p>
      <text:list xml:id="list1720905853" text:style-name="L6">
        <text:list-item>
          <text:p text:style-name="P20"><text:span text:style-name="T1"><text:s/>For this I downloaded the latest source code for tint2 to get all of the latest goodies and </text:span><text:span text:style-name="T1">features.<text:line-break/></text:span><text:a xlink:type="simple" xlink:href="http://code.google.com/p/tint2/"><text:span text:style-name="T1">http://code.google.com/p/tint2/</text:span></text:a></text:p>
        </text:list-item>
        <text:list-item>
          <text:p text:style-name="P20"><text:span text:style-name="T1">I also recommend the following as a simple calender for the task bar.<text:line-break/></text:span><text:a xlink:type="simple" xlink:href="http://code.google.com/p/gsimplecal/"><text:span text:style-name="T1">http://code.google.com/p/gsimplecal/</text:span></text:a></text:p>
        </text:list-item>
        <text:list-item>
          <text:p text:style-name="P13">Extract the source code...</text:p>
        </text:list-item>
      </text:list>
      <text:p text:style-name="P9">Commands:</text:p>
      <text:p text:style-name="P11"># if it's .tar.gz or .tar.bz2 then use the following command<text:line-break/>tar -xf archive.tar.gz<text:line-break/><text:line-break/># if it's a .gz archive then run the following<text:line-break/>gzip -d archive.gz</text:p>
      <text:list xml:id="list1981052037" text:style-name="L7">
        <text:list-item>
          <text:p text:style-name="P14">If there are no dependencies needed for it to compile then the following commands should run fine. <text:s/>To compile from source code you must run the following commands. <text:s/>The first command is to resolve all dependencies. <text:s/>I found this in the tint2 wiki on Google Code. <text:s/>Please note that for EasyPeasy I added libgtk2.0-dev and python-gtk2-dev to the package list which isn't needed for other ubuntu distros.</text:p>
        </text:list-item>
      </text:list>
      <text:p text:style-name="P9">Commands:</text:p>
      <text:p text:style-name="P11">sudo apt-get install libcairo2-dev libpango1.0-dev libglib2.0-dev libimlib2-dev libxinerama-dev libx11-dev libxdamage-dev libxcomposite-dev libxrender-dev libxrandr-dev libgtk2.0-dev python-gtk2-dev<text:line-break/>./configure <text:line-break/>make <text:line-break/>sudo make install</text:p>
      <text:list xml:id="list1855141008" text:style-name="L8">
        <text:list-item>
          <text:p text:style-name="P15"><text:soft-page-break/>Test that tint2 works in the command line by running tint2. <text:s/>You should see a task bar.</text:p>
        </text:list-item>
        <text:list-item>
          <text:p text:style-name="P15">If all goes well and you see the task bar show up just fine then you should make it auto start.<text:line-break/>Edit ~/.config/openbox/autostart.sh using your favorite text editor. <text:s/>Add the following line to the end of it.</text:p>
        </text:list-item>
      </text:list>
      <text:p text:style-name="P9">Code:</text:p>
      <text:p text:style-name="P11">#Start Tint2 <text:line-break/>(sleep 2s &amp;&amp; tint2) &amp;</text:p>
      <text:p text:style-name="P6">NOTE: (sleep 2s &amp;&amp; tint2) makes tint2 wait for two seconds allowing for openbox to start up before it runs tint2. <text:s/>The &amp; at the end of the command tells it to run in the background. <text:s/>This is necessary so openbox does not freeze when you log in.</text:p>
      <text:list xml:id="list1850231541" text:style-name="L9">
        <text:list-item>
          <text:p text:style-name="P21">Edit ~/.config/tint2/tint2rc and go to the section CLOCK and add the following entry to it if you compiled and installed the clock.</text:p>
        </text:list-item>
      </text:list>
      <text:p text:style-name="Code_20_Head">Code:</text:p>
      <text:p text:style-name="Code_20_Block">clock_lclick_command = gsimplecal</text:p>
      <text:list xml:id="list1660251927" text:style-name="L10">
        <text:list-item>
          <text:p text:style-name="P22">If you don't like it when you right click in the task bar and it closes windows then go to the section MOUSE ACTION ON TASK and change mouse_right from close to none.</text:p>
        </text:list-item>
      </text:list>
      <text:h text:style-name="P24" text:outline-level="1">3. Autostart Battery and Wireless Utility</text:h>
      <text:p text:style-name="P7">If you're using a laptop then you may want to have an easy to use battery utility at hand to work with. <text:s/>Add the following lines of code at the end of ~/.config/openbox/autostart.sh to make the battery and wireless utility from gnome auto-start.</text:p>
      <text:p text:style-name="P9">Code:</text:p>
      <text:p text:style-name="Code_20_Block"><text:span text:style-name="T1">#networking <text:line-break/></text:span><text:span text:style-name="T1">nm-applet &amp; <text:line-break/><text:line-break/></text:span><text:span text:style-name="T1">#power manager (battery display) <text:line-break/>gnome-power-manager &amp;</text:span></text:p>
      <text:h text:style-name="Heading_20_1" text:outline-level="1"><text:span text:style-name="T1">4.</text:span> Set an image as a background in openbox</text:h>
      <text:p text:style-name="Text_20_body">You may want to have an image in the background instead of a dull color. <text:s/>Edit ~/.config/openbox/autostart.sh and at the end add the following lines for a background image.</text:p>
      <text:p text:style-name="Code_20_Head">Code:</text:p>
      <text:p text:style-name="Code_20_Block">#Custom Background Bleach Wallpaper <text:line-break/>feh --bg-scale '/home/sam/Pictures/bleach06_1024x600.png'</text:p>
      <text:p text:style-name="P6">NOTE: You should resize your wallpaper to your computers resolution using a graphics program like the Gimp.</text:p>
      <text:p text:style-name="Code_20_Head">Command:</text:p>
      <text:p text:style-name="Code_20_Block">sudo apt-get install gimp gimp-data</text:p>
      <text:p text:style-name="Text_20_body"><text:a xlink:type="simple" xlink:href="http://www.gimp.org/">http://www.gimp.org/</text:a></text:p>
      <text:h text:style-name="Heading_20_1" text:outline-level="1"><text:soft-page-break/>5. Widgets using adesklets</text:h>
      <text:p text:style-name="Text_20_body">Adesklets is a very fast and lightweight widget manager. <text:s/>I compiled it and installed it and it runs very fast over openbox. <text:s/>I found that it has a conflicting configuration with fontconfig so I compiled it with the following options.</text:p>
      <text:p text:style-name="Code_20_Head">Command:</text:p>
      <text:p text:style-name="Code_20_Block">./configure –without-fontconfig<text:line-break/>make<text:line-break/>sudo make install</text:p>
      <text:p text:style-name="Text_20_body">You can download adesklets from <text:a xlink:type="simple" xlink:href="http://sourceforge.net/projects/adesklets/">http://sourceforge.net/projects/adesklets/</text:a>.</text:p>
      <text:h text:style-name="Heading_20_2" text:outline-level="2">5.1 Recommended Widgets</text:h>
      <text:list xml:id="list525754735" text:style-name="L11">
        <text:list-item>
          <text:p text:style-name="P23">acpi_battery-0.0.4</text:p>
        </text:list-item>
        <text:list-item>
          <text:p text:style-name="P23">weatherforecast-0.2.2</text:p>
        </text:list-item>
        <text:list-item>
          <text:p text:style-name="P23">volume-0.0.8</text:p>
        </text:list-item>
      </text:list>
      <text:p text:style-name="Text_20_body">I recommend to create a widgets directory such as ~/Widgets. <text:s/>You can download the widgets from the adesklets web site: <text:a xlink:type="simple" xlink:href="http://adesklets.sourceforge.net/desklets.html">http://adesklets.sourceforge.net/desklets.html</text:a></text:p>
      <text:h text:style-name="Heading_20_1" text:outline-level="1">6. MacOS X like launch bar</text:h>
      <text:p text:style-name="Text_20_body">Download the latest version which is <text:a xlink:type="simple" xlink:href="http://wbar.googlecode.com/files/wbar_1.3.3_i386.deb">http://wbar.googlecode.com/files/wbar_1.3.3_i386.deb</text:a></text:p>
      <text:p text:style-name="Text_20_body">Configure /usr/share/wbar/dot.wbar using your favorite text editor. <text:s/>You'll need to configure as root or chown it to your username and group.</text:p>
      <text:p text:style-name="Text_20_body">You can autostart the wbar program with the following setting in ~/.config/openbox/autorun.sh of the openbox configuration. <text:s/>-bpress in the code means that the buttons depress when you push them.</text:p>
      <text:p text:style-name="Code_20_Head">Code:</text:p>
      <text:p text:style-name="Code_20_Block">(sleep 2s &amp;&amp; wbar -bpress) &amp;</text:p>
      <text:h text:style-name="Heading_20_1" text:outline-level="1">7. Alternate autorun.sh</text:h>
      <text:p text:style-name="Code_20_Head">Code:</text:p>
      <text:p text:style-name="Code_20_Block">(sleep 2 &amp;&amp; gnome-settings-daemon) &amp; <text:line-break/>(sleep 2 &amp;&amp; nm-applet) &amp; <text:line-break/>(sleep 3 &amp;&amp; update-notifier) &amp; <text:line-break/>(sleep 5 &amp;&amp; gnome-panel) &amp; <text:line-break/>(sleep 9 &amp;&amp; adesklets) &amp; <text:line-break/>(sleep 15 &amp;&amp; conky) &amp;</text:p>
      <text:h text:style-name="Heading_20_1" text:outline-level="1">8. Things to back up</text:h>
      <text:p text:style-name="Text_20_body">You should back up as many configurations as you can when creating. <text:s/>I've created a small script for myself. <text:s/>You may need to modify it for your system but you'll get the general idea from the path names.</text:p>
      <text:p text:style-name="Text_20_body"><text:soft-page-break/>Check out APPENDIX B to see the script I used.</text:p>
      <text:h text:style-name="Heading_20_1" text:outline-level="1">APPENDIX A</text:h>
      <text:p text:style-name="Text_20_body">Source code to applications-pipe.sh.</text:p>
      <text:p text:style-name="Code_20_Head">Code:</text:p>
      <text:p text:style-name="Code_20_Block">#!/bin/sh <text:line-break/>openbox-xdgmenu /etc/xdg/menus/applications.menu | sed 's/\&amp;[^a]/\&amp;amp; /g'</text:p>
      <text:p text:style-name="P6">NOTE: Don't forget to chmod 755 applications-pipe.sh so that it is executable. <text:s/>If you don't know about chmod or chown then I recommend the following tutorial.</text:p>
      <text:p text:style-name="P7"><text:a xlink:type="simple" xlink:href="http://catcode.com/teachmod/">http://catcode.com/teachmod/</text:a></text:p>
      <text:h text:style-name="Heading_20_1" text:outline-level="1">APPENDIX B</text:h>
      <text:p text:style-name="Text_20_body">Source code to backup script.</text:p>
      <text:p text:style-name="Code_20_Head">Code:</text:p>
      <text:p text:style-name="Code_20_Block">tar -cO /home/sam/Widgets/</text:p>
      <text:h text:style-name="Heading_20_1" text:outline-level="1">APPENDIX C</text:h>
      <text:p text:style-name="Text_20_body">Here is the source code to my autorun.sh, the custom commands anyway.</text:p>
      <text:p text:style-name="Code_20_Head">Code:</text:p>
      <text:p text:style-name="Code_20_Block">#Start Tint2 <text:line-break/>(sleep 2s &amp;&amp; tint2) &amp; <text:line-break/></text:p>
      <text:p text:style-name="Code_20_Block">#Custom Background Bleach Wallpaper <text:line-break/>#feh --bg-scale '/home/sam/Pictures/Forbidden_Words_by_M3_f_1024x600.jpg' <text:line-break/>feh --bg-scale '/home/sam/Pictures/bleach06_1024x600.png' <text:line-break/> <text:line-break/>#networking <text:line-break/>nm-applet &amp; <text:line-break/><text:line-break/>#power manager (battery display) <text:line-break/>gnome-power-manager &amp; <text:line-break/><text:line-break/>#share mouse and keyboard with desktop <text:line-break/>#(sleep 15s &amp;&amp; ping -c 1 stealth &amp;&amp; synergyc stealth) &amp; <text:line-break/><text:line-break/>#widgets <text:line-break/>(sleep 5s &amp;&amp; adesklets) &amp; <text:line-break/><text:line-break/>#mac os x bar <text:line-break/>(sleep 2s &amp;&amp; wbar -bpress) &amp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Nimbus Mono L1" svg:font-family="'Nimbus Mono L'" style:font-family-generic="modern" style:font-pitch="fixed"/>
    <style:font-face style:name="Nimbus Mono L" svg:font-family="'Nimbus Mono L'" style:font-adornments="Regular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de_20_Block" style:display-name="Code Block" style:family="paragraph" style:parent-style-name="Standard" style:class="text">
      <style:paragraph-properties fo:margin-left="0.2098in" fo:margin-right="0.2098in" fo:margin-top="0in" fo:margin-bottom="0.0799in" fo:text-indent="0in" style:auto-text-indent="false" fo:background-color="#cccccc" fo:padding="0.0201in" fo:border="0.0008in solid #000000" style:shadow="none">
        <style:tab-stops/>
        <style:background-image/>
      </style:paragraph-properties>
      <style:text-properties style:font-name="Courier 10 Pitch" fo:font-size="10pt" style:font-size-asian="10.5pt"/>
    </style:style>
    <style:style style:name="Code_20_Head" style:display-name="Code Head" style:family="paragraph" style:parent-style-name="Text_20_body" style:class="text">
      <style:paragraph-properties fo:margin-left="0.2098in" fo:margin-right="0.2098in" fo:margin-top="0in" fo:margin-bottom="0in" fo:text-indent="0in" style:auto-text-indent="false"/>
      <style:text-properties style:font-name="Nimbus Mono 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Nimbus Sans L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ext:p text:style-name="MP1"><text:tab/><text:page-number text:select-page="current">7</text:page-number><text:tab/>Copyright © 2010 Sam Gleske Last Update: <text:date style:data-style-name="N36" text:date-value="2010-03-13T15:17:43" text:fixed="true">03/13/2010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13T14:14:04</meta:creation-date>
    <dc:date>2010-08-17T11:21:39</dc:date>
    <meta:editing-duration>PT03H29M29S</meta:editing-duration>
    <meta:editing-cycles>30</meta:editing-cycles>
    <meta:generator>OpenOffice.org/3.2$Unix OpenOffice.org_project/320m12$Build-9483</meta:generator>
    <meta:document-statistic meta:table-count="2" meta:image-count="0" meta:object-count="0" meta:page-count="7" meta:paragraph-count="127" meta:word-count="1317" meta:character-count="8326"/>
  </office:meta>
</office:document-meta>
</file>